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3" office:value-type="string" calcext:value-type="string">
            <text:p>Logare cu succes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<text:s/>Epic sadface: Password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Epic sadface: Username and password do not match any user in this servic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46" office:value-type="string" calcext:value-type="string">
            <text:p>In lista de produse a site-ului sunt 6 produse in total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5">
          <table:covered-table-cell table:style-name="ce6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e vada descrierea si detaliile acestuia</text:p>
          </table:table-cell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6">
          <table:covered-table-cell table:style-name="ce6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se ajunge la toata lista de produse </text:p>
          </table:table-cell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7">
          <table:covered-table-cell table:style-name="ce6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6"/>
          <table:table-cell table:style-name="ce53" office:value-type="string" calcext:value-type="string">
            <text:p>Dupa apasarea butonului add to cart, produsul se adauga in cos </text:p>
          </table:table-cell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8">
          <table:covered-table-cell table:style-name="ce6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6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53" office:value-type="string" calcext:value-type="string">
            <text:p>Se pot adauga in cos mai mult de un produs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9">
          <table:covered-table-cell table:style-name="ce6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6"/>
          <table:table-cell table:style-name="ce53" office:value-type="string" calcext:value-type="string">
            <text:p>Dupa apasarea butonului remove, produsul din cos se sterge</text:p>
          </table:table-cell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0">
          <table:covered-table-cell table:style-name="ce6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6"/>
          <table:table-cell table:number-columns-repeated="2" table:style-name="ce50" office:value-type="string" calcext:value-type="string">
            <text:p>La finalizarea comenzii moneda este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6"/>
          <table:table-cell table:style-name="ce53" office:value-type="string" calcext:value-type="string">
            <text:p>Produsele trebuie sa se sorteze in ordine alfabetica</text:p>
          </table:table-cell>
          <table:table-cell table:style-name="ce53" office:value-type="string" calcext:value-type="string">
            <text:p>Produsele se sorteze in ordine alfabetic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">
          <table:covered-table-cell table:style-name="ce6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6"/>
          <table:table-cell table:style-name="ce53" office:value-type="string" calcext:value-type="string">
            <text:p>Produsele trebuie sa se sorteze alfabet de la Z-A</text:p>
          </table:table-cell>
          <table:table-cell table:style-name="ce53" office:value-type="string" calcext:value-type="string">
            <text:p>Produsele se sorteze alfabet de la Z-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6"/>
          <table:table-cell table:style-name="ce53" office:value-type="string" calcext:value-type="string">
            <text:p>Produsele trebuie sa se sorteze crescator</text:p>
          </table:table-cell>
          <table:table-cell table:style-name="ce53" office:value-type="string" calcext:value-type="string">
            <text:p>Produsele se sorteze crescator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2">
          <table:covered-table-cell table:style-name="ce6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6"/>
          <table:table-cell table:style-name="ce53" office:value-type="string" calcext:value-type="string">
            <text:p>Produsele trebuie sa se sorteze descrescator</text:p>
          </table:table-cell>
          <table:table-cell table:style-name="ce53" office:value-type="string" calcext:value-type="string">
            <text:p>Produsele se sorteze descrescator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3">
          <table:covered-table-cell table:style-name="ce6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6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50" office:value-type="string" calcext:value-type="string">
            <text:p>Interfata se adapteza in functie de dimensiunea ecran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4">
          <table:covered-table-cell table:style-name="ce6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6"/>
          <table:table-cell table:number-columns-repeated="2" table:style-name="ce51" office:value-type="string" calcext:value-type="string">
            <text:p>Stergerea produs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6"/>
          <table:table-cell table:number-columns-repeated="2" table:style-name="ce51" office:value-type="string" calcext:value-type="string">
            <text:p>Stergerea produs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6"/>
          <table:table-cell table:number-columns-repeated="2" table:style-name="ce50" office:value-type="string" calcext:value-type="string">
            <text:p>Redirectionare catre product list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6"/>
          <table:table-cell table:number-columns-repeated="2" table:style-name="ce50" office:value-type="string" calcext:value-type="string">
            <text:p>Redirectionare catre checkout overview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7">
          <table:covered-table-cell table:style-name="ce6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6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50" office:value-type="string" calcext:value-type="string">
            <text:p>Error: Postal Cod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8">
          <table:covered-table-cell table:style-name="ce6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First Name is required</text:p>
          </table:table-cell>
          <table:table-cell table:style-name="ce50" office:value-type="string" calcext:value-type="string">
            <text:p>First Nam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9">
          <table:covered-table-cell table:style-name="ce6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Last Name is required</text:p>
          </table:table-cell>
          <table:table-cell table:style-name="ce50" office:value-type="string" calcext:value-type="string">
            <text:p>Last Nam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0">
          <table:covered-table-cell table:style-name="ce6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49,99 $ Produs 2 =9,99$</text:p>
          </table:table-cell>
          <table:table-cell table:number-columns-repeated="2" table:style-name="ce51" office:value-type="string" calcext:value-type="string">
            <text:p>Cost total 59.98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1">
          <table:covered-table-cell table:style-name="ce6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50" office:value-type="string" calcext:value-type="string">
            <text:p>Cantitate totala 2 produs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2">
          <table:covered-table-cell table:style-name="ce6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<text:span text:style-name="T1">Produsul 1 = 49,99 $ Produs 2 =9,99$</text:span></text:p>
            <text:p>Taxa Extra =4.80</text:p>
          </table:table-cell>
          <table:table-cell table:style-name="ce50" office:value-type="string" calcext:value-type="string">
            <text:p><text:span text:style-name="T1">Cost total 59.98 $</text:span> $ plus taxa extra =64.68$</text:p>
          </table:table-cell>
          <table:table-cell table:style-name="ce50" office:value-type="string" calcext:value-type="string">
            <text:p><text:span text:style-name="T1">Cost total 59.98 $ </text:span>plus taxa extra =64.68$</text:p>
          </table:table-cell>
          <table:table-cell table:style-name="ce56" office:value-type="string" calcext:value-type="string">
            <text:p>pass</text:p>
          </table:table-cell>
          <table:table-cell table:style-name="ce60"/>
          <table:table-cell table:number-columns-repeated="1015"/>
        </table:table-row>
        <table:table-row table:style-name="ro23">
          <table:covered-table-cell table:style-name="ce6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6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50" office:value-type="string" calcext:value-type="string">
            <text:p>Thank you for your order! Your order has been dispatched, and will arrive just as fast as the pony can get there!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4">
          <table:covered-table-cell table:style-name="ce6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6"/>
          <table:table-cell table:number-columns-repeated="2" table:style-name="ce50" office:value-type="string" calcext:value-type="string">
            <text:p>Redirectioneaza catre lista de produs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5">
          <table:covered-table-cell table:style-name="ce6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6">
          <table:table-cell table:style-name="ce6"/>
          <table:table-cell table:style-name="ce40"/>
          <table:table-cell table:style-name="ce6"/>
          <table:table-cell table:style-name="ce40"/>
          <table:table-cell table:style-name="ce6"/>
          <table:table-cell table:style-name="ce51"/>
          <table:table-cell table:style-name="ce6"/>
          <table:table-cell table:style-name="ce57"/>
          <table:table-cell table:style-name="ce44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31];&quot;*&quot;)" office:value-type="float" office:value="28" calcext:value-type="float">
            <text:p>28</text:p>
          </table:table-cell>
          <table:table-cell table:style-name="ce29" table:formula="of:=COUNTIF([$TestCases.H2:.H31];&quot;Pass&quot;)" office:value-type="float" office:value="28" calcext:value-type="float">
            <text:p>28</text:p>
          </table:table-cell>
          <table:table-cell table:style-name="ce29" table:formula="of:=COUNTIF([$TestCases.H2:.H31];&quot;Fail&quot;)" office:value-type="float" office:value="0" calcext:value-type="float">
            <text:p>0</text:p>
          </table:table-cell>
          <table:table-cell table:style-name="ce29" table:formula="of:=COUNTIF([$TestCases.H2:.H31];&quot;Blocked&quot;)" office:value-type="float" office:value="0" calcext:value-type="float">
            <text:p>0</text:p>
          </table:table-cell>
          <table:table-cell table:style-name="ce29" table:formula="of:=[.B2]+[.C2]" office:value-type="float" office:value="28" calcext:value-type="float">
            <text:p>28</text:p>
          </table:table-cell>
          <table:table-cell table:style-name="ce30" table:formula="of:=([.D2]/[.A2])*100" office:value-type="float" office:value="0" calcext:value-type="float">
            <text:p>0.00</text:p>
          </table:table-cell>
          <table:table-cell table:style-name="ce31" table:formula="of:=([.C2]/[.A2])*100" office:value-type="float" office:value="0" calcext:value-type="float">
            <text:p>0.00</text:p>
          </table:table-cell>
          <table:table-cell table:style-name="ce30" table:formula="of:=([.B2]/[.A2])*100" office:value-type="float" office:value="100" calcext:value-type="float">
            <text:p>100.00</text:p>
          </table:table-cell>
          <table:table-cell table:style-name="ce32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07:57:50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23:40:02.518000000</dc:date>
    <meta:editing-duration>PT52M59S</meta:editing-duration>
    <meta:editing-cycles>7</meta:editing-cycles>
    <meta:generator>Neat_Office/6.2.8.2$Windows_x86 LibreOffice_project/</meta:generator>
    <meta:document-statistic meta:table-count="2" meta:cell-count="201" meta:object-count="0"/>
  </office:meta>
</office:document-meta>
</file>